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1.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2.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4"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4"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4"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C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Loops <text:span text:style-name="Source_20_Text">for...in</text:span> e <text:span text:style-name="Source_20_Text">for...of</text:span> em JavaScript</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soft-page-break/>O Loop <text:span text:style-name="Source_20_Text">while</text:span> em JavaScript</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A Diferença Essencial entre Loops <text:span text:style-name="Source_20_Text">while</text:span> e <text:span text:style-name="Source_20_Text">do-while</text:span> em JavaScript</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master-page style:name="Index" style:page-layout-name="Mpm2">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6T17:26:14.396018499</dc:date>
    <meta:editing-duration>PT1H28M38S</meta:editing-duration>
    <meta:editing-cycles>3</meta:editing-cycles>
    <meta:generator>LibreOffice/25.8.4.2$Linux_X86_64 LibreOffice_project/290daaa01b999472f0c7a3890eb6a550fd74c6df</meta:generator>
    <meta:document-statistic meta:table-count="2" meta:image-count="0" meta:object-count="0" meta:page-count="15" meta:paragraph-count="232" meta:word-count="4675" meta:character-count="27704" meta:non-whitespace-character-count="23230"/>
  </office:meta>
</office:document-meta>
</file>